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4203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01152" calcext:value-type="float">
            <text:p>109.80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203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6704" calcext:value-type="float">
            <text:p>109.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203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98232" calcext:value-type="float">
            <text:p>109.29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203</text:p>
          </table:table-cell>
          <table:table-cell office:value-type="string" calcext:value-type="string">
            <text:p>202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3744" calcext:value-type="float">
            <text:p>109.20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203</text:p>
          </table:table-cell>
          <table:table-cell office:value-type="string" calcext:value-type="string">
            <text:p>2020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8088" calcext:value-type="float">
            <text:p>108.90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203</text:p>
          </table:table-cell>
          <table:table-cell office:value-type="string" calcext:value-type="string">
            <text:p>201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7608" calcext:value-type="float">
            <text:p>108.87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203</text:p>
          </table:table-cell>
          <table:table-cell office:value-type="string" calcext:value-type="string">
            <text:p>201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4144" calcext:value-type="float">
            <text:p>108.59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203</text:p>
          </table:table-cell>
          <table:table-cell office:value-type="string" calcext:value-type="string">
            <text:p>2017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26" calcext:value-type="float">
            <text:p>108.43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203</text:p>
          </table:table-cell>
          <table:table-cell office:value-type="string" calcext:value-type="string">
            <text:p>201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6568" calcext:value-type="float">
            <text:p>108.17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203</text:p>
          </table:table-cell>
          <table:table-cell office:value-type="string" calcext:value-type="string">
            <text:p>2014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1432" calcext:value-type="float">
            <text:p>108.23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203</text:p>
          </table:table-cell>
          <table:table-cell office:value-type="string" calcext:value-type="string">
            <text:p>201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6864" calcext:value-type="float">
            <text:p>107.4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203</text:p>
          </table:table-cell>
          <table:table-cell office:value-type="string" calcext:value-type="string">
            <text:p>2011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672" calcext:value-type="float">
            <text:p>107.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203</text:p>
          </table:table-cell>
          <table:table-cell office:value-type="string" calcext:value-type="string">
            <text:p>201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08144" calcext:value-type="float">
            <text:p>106.30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